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Times" svg:font-family="Times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4.101cm" fo:margin-right="0cm" fo:line-height="100%" fo:text-align="start" style:justify-single-word="false" fo:text-indent="0cm" style:auto-text-indent="false"/>
      <style:text-properties style:use-window-font-color="true" style:font-name="Times" fo:font-size="12pt" fo:font-weight="normal" fo:background-color="transparent" style:font-name-asian="Times" style:font-name-complex="Times"/>
    </style:style>
    <style:style style:name="P2" style:family="paragraph" style:parent-style-name="Standard">
      <style:paragraph-properties fo:margin-left="4.101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" style:font-name-complex="Times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Times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" style:font-name-complex="Times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" fo:font-size="20pt" fo:font-weight="bold" fo:background-color="transparent" style:font-name-asian="Times" style:font-name-complex="Times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left="4.233cm" fo:margin-right="4.392cm" fo:line-height="100%" fo:text-align="center" style:justify-single-word="false" fo:text-indent="0cm" style:auto-text-indent="false"/>
      <style:text-properties style:use-window-font-color="true" style:font-name="Times" fo:font-size="12pt" fo:font-weight="bold" fo:background-color="transparent" style:font-name-asian="Times" style:font-name-complex="Times"/>
    </style:style>
    <style:style style:name="P9" style:family="paragraph" style:parent-style-name="Standard">
      <style:paragraph-properties fo:margin-left="4.101cm" fo:margin-right="0cm" fo:line-height="100%" fo:text-align="start" style:justify-single-word="false" fo:text-indent="0cm" style:auto-text-indent="false"/>
      <style:text-properties style:use-window-font-color="true"/>
    </style:style>
    <style:style style:name="P10" style:family="paragraph" style:parent-style-name="Standard">
      <style:paragraph-properties fo:margin-left="4.101cm" fo:margin-right="0cm" fo:line-height="100%" fo:text-align="start" style:justify-single-word="false" fo:text-indent="0cm" style:auto-text-indent="false"/>
      <style:text-properties style:use-window-font-color="true" style:font-name="Times" fo:font-size="12pt" fo:font-weight="normal" fo:background-color="transparent" style:font-name-asian="Times" style:font-name-complex="Times"/>
    </style:style>
    <style:style style:name="T1" style:family="text">
      <style:text-properties style:use-window-font-color="true" style:font-name="Times" fo:font-size="12pt" fo:font-weight="normal" fo:background-color="transparent" style:font-name-asian="Times" style:font-name-complex="Times"/>
    </style:style>
    <style:style style:name="T2" style:family="text">
      <style:text-properties fo:color="#ff0000" style:font-name="Times" fo:font-size="12pt" fo:font-weight="normal" fo:background-color="transparent" style:font-name-asian="Times" style:font-name-complex="Times"/>
    </style:style>
    <style:style style:name="T3" style:family="text">
      <style:text-properties style:font-name="Times" fo:font-size="12pt" fo:font-weight="normal" fo:background-color="transparent" style:font-name-asian="Times" style:font-name-complex="Tim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ES DE dispense d'empêchement de MARIAGE DE</text:p>
      <text:p text:style-name="P6"/>
      <text:p text:style-name="P8">GARNIER Michel</text:p>
      <text:p text:style-name="P8">&amp;</text:p>
      <text:p text:style-name="P8">HUBERT Elisabeth</text:p>
      <text:p text:style-name="P5">03/02/1752</text:p>
      <text:p text:style-name="P6"/>
      <text:p text:style-name="P3">Mdispense448_449</text:p>
      <text:p text:style-name="P6"/>
      <text:p text:style-name="P6"/>
      <text:p text:style-name="P6"/>
      <text:p text:style-name="P4">Transcription</text:p>
      <text:p text:style-name="P7"/>
      <text:p text:style-name="P9"><text:span text:style-name="T3">L'an mil sept cent cinquante deux, le trois </text:span><text:span text:style-name="T3">de</text:span><text:span text:style-name="T3"> février, pardevan</text:span><text:span text:style-name="T3">t</text:span><text:span text:style-name="T3"> nous Nicolas R</text:span><text:span text:style-name="T3">egnauld</text:span><text:span text:style-name="T3"> vicaire général et offici</text:span><text:span text:style-name="T3">a</text:span><text:span text:style-name="T3">l de Paris sont comparus Michel GARNIER garçon majeur frotteur chez Mgr Le Duc de Chartres demeurant à St Cloud et Elisabeth HUBERT fille mineure procédante sous l'autorité et assistée d'André HUBERT son pere demeurant à S</text:span><text:span text:style-name="T3">c</text:span><text:span text:style-name="T3">eaux domaine diocese de Paris, étant tous cejourd'huy en cette ville. Lesquels nous ont </text:span><text:span text:style-name="T3">mis</text:span><text:span text:style-name="T3"> entre </text:span><text:span text:style-name="T3">les mains</text:span><text:span text:style-name="T3"> une requeste par eux présentée à Monseigneur l'Archeveque à l'effet d'être dispensés sur l’empêchement a leur mariage provenant de Consanguinité, sur laquelle requeste nous aurions mis notre ordonnance </text:span><text:span text:style-name="T3">dont</text:span><text:span text:style-name="T3"> ils nous ont requis </text:span><text:span text:style-name="T3">l'exécution offrant de nous administrer</text:span><text:span text:style-name="T3"> témoins et ont signé</text:span></text:p>
      <text:p text:style-name="P1"><text:s/></text:p>
      <text:p text:style-name="P1">signé : Hubert, Garnier, Elisabet Huber</text:p>
      <text:p text:style-name="P2"/>
      <text:p text:style-name="P9"><text:span text:style-name="T3">A quy obtempérant avons a l'instant </text:span><text:span text:style-name="T3">enquis</text:span><text:span text:style-name="T3"> le supliant de son nom surnom âge qualité </text:span><text:span text:style-name="T3">et</text:span><text:span text:style-name="T3"> </text:span><text:span text:style-name="T3">demeure après serment </text:span><text:span text:style-name="T3">a dit s'appeler Michel GARNIER, </text:span><text:span text:style-name="T3">âgé</text:span><text:span text:style-name="T3"> de vingt neuf ans frotteur chez Mgr le Duc de Chartres </text:span><text:span text:style-name="T3">y dem[euran]</text:span><text:span text:style-name="T3"> a St Cloud. </text:span></text:p>
      <text:p text:style-name="P1">Enquis quel empêchement les oblige a demander dispense a dit qu'ils sont parents au quatrième degré de consanguinité suivant la généalogie cy après qu'il affirme véritable :</text:p>
      <text:p text:style-name="P1"><text:s text:c="14"/>Jean Brulé</text:p>
      <text:p text:style-name="P1">1- Marie Brulé Femme Courtois <text:s text:c="17"/>1- Thibault Brulé</text:p>
      <text:p text:style-name="P1">2- Claude Courtois <text:s text:c="38"/>2- Marie Brulé Femme Garnier</text:p>
      <text:p text:style-name="P1">3- Madelaine Courtois femme Hubert <text:s text:c="8"/>3- Michel Garnier</text:p>
      <text:p text:style-name="P9"><text:span text:style-name="T3">4- Elisabeth Hubert</text:span><text:span text:style-name="T3"> sup[lian]te</text:span><text:span text:style-name="T3"> <text:s text:c="17"/>4- Michel Garnier </text:span><text:span text:style-name="T3">sup[lian]t</text:span></text:p>
      <text:p text:style-name="P2"/>
      <text:p text:style-name="P9"><text:span text:style-name="T3">Enquis quelle raisons les obligent a faire ce Mariage, a dit que la petitesse du lieu de </text:span><text:span text:style-name="T3">Saulx</text:span><text:span text:style-name="T3"> dont il est natif et </text:span><text:span text:style-name="T3">où</text:span><text:span text:style-name="T3"> la </text:span><text:span text:style-name="T3">supliante </text:span><text:span text:style-name="T3">demeure fait que la plupart des habitants du dit lieu leur </text:span><text:span text:style-name="T3">sont parents ou alliés et que la supliante ne pouroit que tres difficilement s'y marier à d'autres que des parents plus proches ; </text:span><text:span text:style-name="T3">que d'ailleurs depuis plus de quatre ans ils </text:span><text:span text:style-name="T3">se </text:span><text:span text:style-name="T3">recherchent en mariage ce qui a </text:span><text:span text:style-name="T3">eloigné</text:span><text:span text:style-name="T3"> </text:span><text:span text:style-name="T3">les partis </text:span><text:span text:style-name="T3">de </text:span><text:span text:style-name="T3">la sup[plian]te </text:span><text:span text:style-name="T3">de maniere qu'elle </text:span><text:span text:style-name="T3">courroit risque de rester sans </text:span><text:span text:style-name="T3">établissement si ce mariage ne </text:span><text:span text:style-name="T3">se faisoit.</text:span></text:p>
      <text:p text:style-name="P9"><text:span text:style-name="T3">Enquis pourquoy ils </text:span><text:span text:style-name="T3">n'ont pas recours à Rome pour obtenir </text:span><text:span text:style-name="T3">dispense a dit qu'ils n'ont pas le moyen d'en faire les frais étant </text:span><text:span text:style-name="T3">pauvres et </text:span><text:span text:style-name="T3">ne vivant que de leur travail et industrie.</text:span></text:p>
      <text:p text:style-name="P1">Enquis s'il fait profession de la religion catholique apostolique et Romaine <text:soft-page-break/>a dit que ouy.</text:p>
      <text:p text:style-name="P1">Lecture faitte a persisté et signé</text:p>
      <text:p text:style-name="P1">Garnier, Regnauld</text:p>
      <text:p text:style-name="P1"/>
      <text:p text:style-name="P9"><text:span text:style-name="T3">Avons pareillement enquis la </text:span><text:span text:style-name="T3">supliante</text:span><text:span text:style-name="T3"> de ses noms surnoms âge qualité et demeure après </text:span><text:span text:style-name="T3">serment.</text:span></text:p>
      <text:p text:style-name="P1">A dit s'appeller Elisabeth HUBERT, fille âgée de dix huit ans demeurant à Sceux du maine.</text:p>
      <text:p text:style-name="P1">Enquise quel empêchement les oblige a demander dispense </text:p>
      <text:p text:style-name="P1">a dit qu'ils sont parents au quatrieme degré de consanguinité suivant la généalogie de <text:s/>l'autre part qu'elle affirme véritable</text:p>
      <text:p text:style-name="P9"><text:span text:style-name="T3">Enquise quelles raisons les </text:span><text:span text:style-name="T3">obligent</text:span><text:span text:style-name="T3"> a faire ce mariage</text:span></text:p>
      <text:p text:style-name="P9"><text:span text:style-name="T3">a dit que la petitesse du lieu de Sceaux dont le </text:span><text:span text:style-name="T3">supliant</text:span><text:span text:style-name="T3"> est natif </text:span><text:span text:style-name="T3">et où toutte</text:span><text:span text:style-name="T3"> sa famille </text:span><text:span text:style-name="T3">demeure</text:span><text:span text:style-name="T3"> ainsy qu'elle repondante </text:span><text:span text:style-name="T3">fait</text:span><text:span text:style-name="T3"> que la plupart des habitans dudit lieu </text:span><text:span text:style-name="T3">leur</text:span><text:span text:style-name="T3"> sont parents ou alliés, </text:span><text:span text:style-name="T3">et qu'elle </text:span><text:span text:style-name="T3">ne </text:span><text:span text:style-name="T3">pourroit que très </text:span><text:span text:style-name="T3">difficilement s'y marier a d'autres </text:span><text:span text:style-name="T3">qu'à des parents </text:span><text:span text:style-name="T3">plus proches ; que dailleurs depuis plus de quatre ans ils </text:span><text:span text:style-name="T3">se recherchent en vuë de mariage</text:span><text:span text:style-name="T3"> ce qui <text:s text:c="2"/>éloigné d'elle les partis qui </text:span><text:span text:style-name="T3">auroient </text:span><text:span text:style-name="T3">pû se présenter de sorte que si ce mariage ne se </text:span><text:span text:style-name="T3">faisoit</text:span><text:span text:style-name="T3"> elle </text:span><text:span text:style-name="T3">courroit </text:span><text:span text:style-name="T3">risque de rester </text:span><text:span text:style-name="T3">sans</text:span><text:span text:style-name="T3"> établissement.</text:span></text:p>
      <text:p text:style-name="P9"><text:span text:style-name="T3">Enquise pourquoy ils n'ont pas recouru a </text:span><text:span text:style-name="T3">Rome </text:span><text:span text:style-name="T3">pour obtenir dispense</text:span></text:p>
      <text:p text:style-name="P1">A dit qu'ils n'ont pas les moyens d'en faire les frais étant pauvre et ne vivant que de leur travail et industrie.</text:p>
      <text:p text:style-name="P1">Enquise si elle fait profession de la religion catholique apostolique et romaine </text:p>
      <text:p text:style-name="P1">a dit qu'ouy</text:p>
      <text:p text:style-name="P9"><text:span text:style-name="T3">Lecture faitte a </text:span><text:span text:style-name="T3">persisté</text:span><text:span text:style-name="T3"> et signé</text:span></text:p>
      <text:p text:style-name="P1">Elisabet Huber ; Regnauld</text:p>
      <text:p text:style-name="P2"/>
      <text:p text:style-name="P9"><text:span text:style-name="T3">Sont aussi comparus Michel GARNIER âgé de Cinquante deux ans, vigneron, demeurant à Sceaux, Jean Baptiste LEBLANC âgé de vingt neuf ans, valet de pied de <text:s/>Mgr le duc de Chartres demeurant à St Cloud, étant tous deux </text:span><text:span text:style-name="T3">ce jour </text:span><text:span text:style-name="T3">en cette ville ; et jean DORLEANS âgé de quarante </text:span><text:span text:style-name="T3">six</text:span><text:span text:style-name="T3"> ans, graveur demeurant à Paris rue St Jacques, paroisse St </text:span><text:span text:style-name="T3">Benoit</text:span><text:span text:style-name="T3"> ; lesquels après </text:span><text:span text:style-name="T3">serment par</text:span><text:span text:style-name="T3"> chacun d'eux </text:span><text:span text:style-name="T3">fait</text:span><text:span text:style-name="T3">, et promis </text:span><text:span text:style-name="T3">par icelui</text:span><text:span text:style-name="T3"> </text:span><text:span text:style-name="T3">de dire</text:span><text:span text:style-name="T3"> vérité, lecture faitte de la ditte requeste </text:span><text:span text:style-name="T3">ont dit </text:span><text:span text:style-name="T3">bien </text:span><text:span text:style-name="T3">connoitre</text:span><text:span text:style-name="T3"> les Supliants et savoir qu'ils sont </text:span><text:span text:style-name="T3">pauvres </text:span><text:span text:style-name="T3">ne </text:span><text:span text:style-name="T3">vivant</text:span><text:span text:style-name="T3"> que de leur travail et industrie et hors d'état de faire les frais d'une dispense en </text:span><text:span text:style-name="T3">Cour de Rome sur l'empeschement à leur</text:span><text:span text:style-name="T3"> mariage provenant de ce qu'ils son parents au quatrieme degré de consanguinité suivant la généalogie des autres partis qu'ils affirment véritables ; qu'il y a nécessité de faire le dit mariage par la raison que la petitesse du lieu de </text:span><text:span text:style-name="T3">Sceaux</text:span><text:span text:style-name="T3"> </text:span><text:span text:style-name="T3">dont</text:span><text:span text:style-name="T3"> le suppliant <text:s/></text:span><text:span text:style-name="T3">est originaire et où demeure sa</text:span><text:span text:style-name="T3"> famille ainsy que la supliante </text:span><text:span text:style-name="T3">fait</text:span><text:span text:style-name="T3"> que la </text:span><text:span text:style-name="T3">plupart</text:span><text:span text:style-name="T3"> des </text:span><text:span text:style-name="T3">habitants</text:span><text:span text:style-name="T3"> leur </text:span><text:span text:style-name="T3">sont</text:span><text:span text:style-name="T3"> parents ou alliés et qu'elle ne </text:span><text:span text:style-name="T3">pourroit que très difficilement </text:span><text:span text:style-name="T3">s'y marier </text:span><text:span text:style-name="T3">à d'autres </text:span><text:span text:style-name="T3">qu'a des parents plus </text:span><text:span text:style-name="T3">proches</text:span><text:span text:style-name="T3"> ; que d'ailleurs depuis plus de quatre ans ils recherchent </text:span><text:span text:style-name="T3">en vuë</text:span><text:span text:style-name="T3"> de mariage </text:span><text:span text:style-name="T3">ce qui a éloigné les partis qui auroient pu se presenter, en</text:span><text:span text:style-name="T3"> sorte que s'il ne se </text:span><text:span text:style-name="T3">faisoit </text:span><text:span text:style-name="T3">elle </text:span><text:span text:style-name="T3">courroit</text:span><text:span text:style-name="T3"> risque de rester </text:span><text:span text:style-name="T3">sans</text:span><text:span text:style-name="T3"> établissement comme aussi </text:span><text:span text:style-name="T3">savent</text:span><text:span text:style-name="T3"> qu'ils sont </text:span><text:span text:style-name="T3">libres de leur personne</text:span><text:span text:style-name="T3"> </text:span><text:span text:style-name="T3">pour contracter </text:span><text:span text:style-name="T3">mariage, que leurs parents y consentent ; qu'il n'y a entre eux aucun autre </text:span><text:span text:style-name="T3">empeschement</text:span><text:span text:style-name="T3"> canonique ou civil et qu'ils font l'un et l'autre profession de la religion catholique apostolique et romaine</text:span></text:p>
      <text:p text:style-name="P9"><text:span text:style-name="T3">Lecture faitte de leur déclaration, </text:span><text:span text:style-name="T3">ont dit icelle contenir </text:span><text:span text:style-name="T3">vérité, y ont persisté et signé.</text:span></text:p>
      <text:p text:style-name="P1"><text:soft-page-break/>Garnier, Jean Bte d'Orléans, Jean Baptiste LeBlanc, Regnauld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Times" svg:font-family="Times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document-statistic meta:table-count="0" meta:image-count="0" meta:object-count="0" meta:page-count="3" meta:paragraph-count="37" meta:word-count="913" meta:character-count="5522"/>
    <dc:date>2021-10-15T15:05:30.45</dc:date>
    <dc:creator>JF PARNEIX</dc:creator>
    <meta:editing-duration>PT17S</meta:editing-duration>
    <meta:editing-cycles>1</meta:editing-cycles>
  </office:meta>
</office:document-meta>
</file>